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style:font-name="Verdana" fo:font-size="24pt" style:font-name-asian="Verdana1" style:font-size-asian="24pt" style:font-name-complex="Verdana1" style:font-size-complex="24pt"/>
    </style:style>
    <style:style style:name="T2" style:family="text">
      <style:text-properties style:font-name="Verdana" fo:font-size="16pt" style:font-name-asian="Verdana1" style:font-size-asian="16pt" style:font-name-complex="Verdana1" style:font-size-complex="16pt"/>
    </style:style>
    <style:style style:name="T3" style:family="text">
      <style:text-properties style:font-name="Verdana" style:font-name-asian="Verdana1" style:font-name-complex="Verdana1"/>
    </style:style>
    <style:style style:name="T4" style:family="text">
      <style:text-properties style:font-name="Verdana" fo:font-weight="bold" style:font-name-asian="Verdana1" style:font-weight-asian="bold" style:font-name-complex="Verdana1"/>
    </style:style>
    <style:style style:name="T5" style:family="text">
      <style:text-properties style:font-name="Verdana" fo:font-size="15pt" style:font-name-asian="Verdana1" style:font-size-asian="15pt" style:font-name-complex="Verdana1" style:font-size-complex="15pt"/>
    </style:style>
    <style:style style:name="T6" style:family="text">
      <style:text-properties style:font-name="Verdana" fo:font-size="14pt" style:font-name-asian="Verdana1" style:font-size-asian="14pt" style:font-name-complex="Verdana1" style:font-size-complex="14pt"/>
    </style:style>
    <style:style style:name="T7" style:family="text">
      <style:text-properties style:font-name="Verdana" fo:font-style="italic" style:font-name-asian="Verdana1" style:font-style-asian="italic" style:font-name-complex="Verdana1"/>
    </style:style>
    <style:style style:name="T8" style:family="text">
      <style:text-properties style:font-name="Verdana" style:text-underline-style="none" style:font-name-asian="Verdana1" style:font-name-complex="Verdana1"/>
    </style:style>
    <style:style style:name="T9" style:family="text">
      <style:text-properties style:font-name="Verdana" fo:font-size="12pt" style:font-name-asian="Verdana1" style:font-size-asian="12pt" style:font-name-complex="Verdana1" style:font-size-complex="12pt"/>
    </style:style>
    <style:style style:name="T10" style:family="text">
      <style:text-properties fo:color="#1155cc" style:font-name="Verdana" style:text-underline-style="solid" style:text-underline-width="auto" style:text-underline-color="font-color" style:font-name-asian="Verdana1"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minidi.org </text:span></text:p>
      <text:p text:style-name="P2"><text:span text:style-name="T1">Design Criteria</text:span></text:p>
      <text:p text:style-name="P2"/>
      <text:p text:style-name="P2"/>
      <text:p text:style-name="P1"><text:span text:style-name="T2">Introduction</text:span></text:p>
      <text:p text:style-name="P1"/>
      <text:p text:style-name="P1"><text:span text:style-name="T3">A short explanation of what we need for the overall design and identity of Ominidi.org, not only with the goal to “go online in the shortest amount of time” but with an open eye to the </text:span><text:span text:style-name="T4">open source</text:span><text:span text:style-name="T3"> nature of the project, that basically means: </text:span></text:p>
      <text:p text:style-name="P1"><text:span text:style-name="T3">Sharable, open, collaborative, free, accessible.</text:span></text:p>
      <text:p text:style-name="P1"/>
      <text:p text:style-name="P1"><text:span text:style-name="T5">Starter Kit</text:span></text:p>
      <text:p text:style-name="P1"/>
      <text:p text:style-name="P1"><text:span text:style-name="T6">Repository</text:span></text:p>
      <text:p text:style-name="P4"/>
      <text:p text:style-name="P4"><text:span text:style-name="T3">To start we need a new repository under the ominidi.org’s </text:span><text:a xlink:type="simple" xlink:href="https://github.com/ominidi" text:style-name="Internet_20_link" text:visited-style-name="Visited_20_Internet_20_Link"><text:span text:style-name="T10">github organization</text:span></text:a><text:span text:style-name="T3"> that can host all the various and necessary iteration to accomplish the design phase.<text:line-break/>Suggested repository’s name is </text:span><text:span text:style-name="T7">design</text:span><text:span text:style-name="T3">.</text:span></text:p>
      <text:p text:style-name="P4"/>
      <text:p text:style-name="P4"><text:span text:style-name="T6">Working phases</text:span></text:p>
      <text:p text:style-name="P4"/>
      <text:p text:style-name="P4"><text:span text:style-name="T3">There are three main task to be done:</text:span></text:p>
      <text:p text:style-name="P4"/>
      <text:list xml:id="list7999410266440225188" text:style-name="WWNum2">
        <text:list-item>
          <text:p text:style-name="P5"><text:span text:style-name="T3">Create a simple wireframe following the application requirements<text:line-break/></text:span></text:p>
        </text:list-item>
        <text:list-item>
          <text:p text:style-name="P5"><text:span text:style-name="T3">Implement a functional style guide and a simple identity for ominidi.org<text:line-break/></text:span></text:p>
        </text:list-item>
        <text:list-item>
          <text:p text:style-name="P5"><text:span text:style-name="T3">Start to implement the user interface with web technologies</text:span></text:p>
        </text:list-item>
      </text:list>
      <text:p text:style-name="P1"/>
      <text:p text:style-name="P1"><text:span text:style-name="T3">For each phase a new branch with an ensuing pull request should be open and assigned to other members of the organization for review.<text:line-break/>Every pull request should be annotated with the necessary labels and kept open until the other reviewers gave the green light to merge, possibly after constructive discussion and ethics contribution.<text:line-break/>Details on license type should be defined.</text:span></text:p>
      <text:p text:style-name="P1"/>
      <text:p text:style-name="P1"><text:soft-page-break/></text:p>
      <text:p text:style-name="P1"/>
      <text:p text:style-name="P1"/>
      <text:p text:style-name="P1"><text:span text:style-name="T6">Wireframe</text:span></text:p>
      <text:p text:style-name="P1"/>
      <text:p text:style-name="P1"><text:span text:style-name="T3">Following the requirements we need to implements a simple wireframe for each section / page of the application, possibly targeting desktop and mobile devices.</text:span></text:p>
      <text:p text:style-name="P1"><text:span text:style-name="T3">The wireframe will be really useful to have a global design without too many details, and consequently to discover what can work, what not, what are the main interface interactions and so on.<text:line-break/>Don’t forget to design navigation menu, and other elements that can have interactions and / or are initially hidden.</text:span></text:p>
      <text:p text:style-name="P1"/>
      <text:p text:style-name="P1"><text:span text:style-name="T3">Feasible free tool that can be used for the jobs are: </text:span></text:p>
      <text:p text:style-name="P1"/>
      <text:p text:style-name="P1"><text:span text:style-name="T3">Pencil</text:span></text:p>
      <text:p text:style-name="P1"/>
      <text:p text:style-name="P1"><text:a xlink:type="simple" xlink:href="http://pencil.evolus.vn/" text:style-name="Internet_20_link" text:visited-style-name="Visited_20_Internet_20_Link"><text:span text:style-name="T10">http://pencil.evolus.vn/</text:span></text:a></text:p>
      <text:p text:style-name="P1"/>
      <text:p text:style-name="P1"><text:span text:style-name="T3">Inkscape</text:span></text:p>
      <text:p text:style-name="P1"/>
      <text:p text:style-name="P1"><text:a xlink:type="simple" xlink:href="https://inkscape.org/it/" text:style-name="Internet_20_link" text:visited-style-name="Visited_20_Internet_20_Link"><text:span text:style-name="T10">https://inkscape.org/it/</text:span></text:a></text:p>
      <text:p text:style-name="P1"/>
      <text:p text:style-name="P1"><text:span text:style-name="T3">Gimp</text:span></text:p>
      <text:p text:style-name="P1"/>
      <text:p text:style-name="P1"><text:a xlink:type="simple" xlink:href="https://www.gimp.org/" text:style-name="Internet_20_link" text:visited-style-name="Visited_20_Internet_20_Link"><text:span text:style-name="T10">https://www.gimp.org/</text:span></text:a></text:p>
      <text:p text:style-name="P1"/>
      <text:p text:style-name="P1"><text:span text:style-name="T3">Paint.net</text:span></text:p>
      <text:p text:style-name="P1"/>
      <text:p text:style-name="P1"><text:a xlink:type="simple" xlink:href="http://www.getpaint.net/index.html" text:style-name="Internet_20_link" text:visited-style-name="Visited_20_Internet_20_Link"><text:span text:style-name="T10">http://www.getpaint.net/index.html</text:span></text:a></text:p>
      <text:p text:style-name="P1"/>
      <text:p text:style-name="P1"><text:soft-page-break/><text:span text:style-name="T9">Style Guide</text:span></text:p>
      <text:p text:style-name="P1"/>
      <text:p text:style-name="P1"><text:span text:style-name="T3">Implement an exhaustive style guide to give to ominidi.org a visual identity and the core foundations for design system.</text:span></text:p>
      <text:p text:style-name="P1"><text:span text:style-name="T3">A pattern must be used during the style guide development: </text:span><text:span text:style-name="T7">atomic design</text:span><text:span text:style-name="T3">.</text:span></text:p>
      <text:p text:style-name="P1"/>
      <text:p text:style-name="P1"><text:span text:style-name="T3">Here the two most important resources can be found to understand what atomic design is and how the style guide can be conceptually implemented:</text:span></text:p>
      <text:p text:style-name="P1"/>
      <text:p text:style-name="P1"><text:a xlink:type="simple" xlink:href="http://bradfrost.com/blog/post/atomic-web-design/" text:style-name="Internet_20_link" text:visited-style-name="Visited_20_Internet_20_Link"><text:span text:style-name="T10">http://bradfrost.com/blog/post/atomic-web-design/</text:span></text:a></text:p>
      <text:p text:style-name="P1"/>
      <text:p text:style-name="P1"><text:a xlink:type="simple" xlink:href="http://atomicdesign.bradfrost.com/table-of-contents/" text:style-name="Internet_20_link" text:visited-style-name="Visited_20_Internet_20_Link"><text:span text:style-name="T10">http://atomicdesign.bradfrost.com/table-of-contents/</text:span></text:a></text:p>
      <text:p text:style-name="P1"/>
      <text:p text:style-name="P1"/>
      <text:p text:style-name="P1"/>
      <text:p text:style-name="P1"/>
      <text:p text:style-name="P1"/>
      <text:p text:style-name="P1"><text:span text:style-name="T7">Atoms </text:span><text:span text:style-name="T3">for the styleguide that are mandatory and must be developed:</text:span></text:p>
      <text:p text:style-name="P1"/>
      <text:list xml:id="list8719962649595036314" text:style-name="WWNum3">
        <text:list-item>
          <text:p text:style-name="P6"><text:span text:style-name="T3">Typographic rules:<text:line-break/>font type, font sizes for headings, text, labels, quote, bold etc etc.<text:line-break/></text:span></text:p>
        </text:list-item>
        <text:list-item>
          <text:p text:style-name="P6"><text:span text:style-name="T3">Set of colors<text:line-break/></text:span></text:p>
        </text:list-item>
        <text:list-item>
          <text:p text:style-name="P6"><text:span text:style-name="T3">Main container width and principal media queries<text:line-break/></text:span></text:p>
        </text:list-item>
        <text:list-item>
          <text:p text:style-name="P6"><text:span text:style-name="T3">Buttons</text:span></text:p>
        </text:list-item>
      </text:list>
      <text:p text:style-name="P1"/>
      <text:p text:style-name="P1"><text:span text:style-name="T7">Molecules </text:span><text:span text:style-name="T3">and </text:span><text:span text:style-name="T7">organisms </text:span><text:span text:style-name="T3">will be implemented on the basis of what the wireframe results are (ie: if the wireframe define that each item of the post feed should be designed as a “</text:span><text:a xlink:type="simple" xlink:href="https://uxplanet.org/using-card-based-design-to-enhance-ux-51f965ab70cb#.qhqh8s44l" text:style-name="Internet_20_link" text:visited-style-name="Visited_20_Internet_20_Link"><text:span text:style-name="T10">card</text:span></text:a><text:span text:style-name="T3">” then it’s useless to require a prior implementation of a “</text:span><text:a xlink:type="simple" xlink:href="http://www.stubbornella.org/content/2010/06/25/the-media-object-saves-hundreds-of-lines-of-code/" text:style-name="Internet_20_link" text:visited-style-name="Visited_20_Internet_20_Link"><text:span text:style-name="T10">media object</text:span></text:a><text:span text:style-name="T3">”)</text:span></text:p>
      <text:p text:style-name="P1"/>
      <text:p text:style-name="P1"><text:span text:style-name="T3">Example of style guide:</text:span></text:p>
      <text:p text:style-name="P1"/>
      <text:p text:style-name="P1"><text:soft-page-break/><text:span text:style-name="T3">Buffer.com</text:span></text:p>
      <text:p text:style-name="P1"/>
      <text:p text:style-name="P1"><text:a xlink:type="simple" xlink:href="https://buffer.com/style-guide" text:style-name="Internet_20_link" text:visited-style-name="Visited_20_Internet_20_Link"><text:span text:style-name="T10">https://buffer.com/style-guide</text:span></text:a></text:p>
      <text:p text:style-name="P1"/>
      <text:p text:style-name="P1"><text:span text:style-name="T3">The famous Google material design (even if it doesn’t follow atomic design pattern)</text:span></text:p>
      <text:p text:style-name="P1"/>
      <text:p text:style-name="P1"><text:a xlink:type="simple" xlink:href="https://material.io/guidelines/" text:style-name="Internet_20_link" text:visited-style-name="Visited_20_Internet_20_Link"><text:span text:style-name="T10">https://material.io/guidelines/</text:span></text:a></text:p>
      <text:p text:style-name="P1"/>
      <text:p text:style-name="P1"><text:span text:style-name="T6">User interface implementation</text:span></text:p>
      <text:p text:style-name="P1"/>
      <text:p text:style-name="P1"><text:span text:style-name="T3">User interface will be directly developed on ominidi.org application’s repository, in a separate, iterative branch.</text:span></text:p>
      <text:p text:style-name="P1"><text:span text:style-name="T3">Technologies that must be used are:</text:span></text:p>
      <text:p text:style-name="P1"/>
      <text:list xml:id="list9024681571474543832" text:style-name="WWNum1">
        <text:list-item>
          <text:p text:style-name="P7"><text:span text:style-name="T4">Handlebars </text:span><text:span text:style-name="T3">template system to develop dynamic application’s pages.<text:line-break/>Java library is used:<text:line-break/><text:line-break/></text:span><text:a xlink:type="simple" xlink:href="https://github.com/jknack/handlebars.java" text:style-name="Internet_20_link" text:visited-style-name="Visited_20_Internet_20_Link"><text:span text:style-name="T10">https://github.com/jknack/handlebars.java</text:span></text:a><text:span text:style-name="T3"><text:line-break/><text:line-break/>Instead of the Javascript one (the template system functionality are the same)<text:line-break/><text:line-break/></text:span><text:a xlink:type="simple" xlink:href="http://handlebarsjs.com/" text:style-name="Internet_20_link" text:visited-style-name="Visited_20_Internet_20_Link"><text:span text:style-name="T10">http://handlebarsjs.com/</text:span></text:a></text:p>
        </text:list-item>
        <text:list-item>
          <text:p text:style-name="P7"><text:span text:style-name="T4">SCSS </text:span><text:span text:style-name="T3">for all application’s style:<text:line-break/><text:line-break/></text:span><text:a xlink:type="simple" xlink:href="http://sass-lang.com/documentation/file.SASS_REFERENCE.html" text:style-name="Internet_20_link" text:visited-style-name="Visited_20_Internet_20_Link"><text:span text:style-name="T10">http://sass-lang.com/documentation/file.SASS_REFERENCE.html</text:span></text:a><text:span text:style-name="T3"><text:line-break/><text:line-break/>Possibly follow a BEM naming convention:<text:line-break/><text:line-break/></text:span><text:a xlink:type="simple" xlink:href="https://css-tricks.com/bem-101/" text:style-name="Internet_20_link" text:visited-style-name="Visited_20_Internet_20_Link"><text:span text:style-name="T10">https://css-tricks.com/bem-101/</text:span></text:a><text:span text:style-name="T3"><text:line-break/><text:line-break/>And organize code with the following folders structure:<text:line-break/><text:line-break/>scss<text:line-break/> <text:s/>- atoms<text:line-break/> <text:s/>- molecules<text:line-break/> <text:s/>- organisms<text:line-break/> <text:s/>- pages<text:line-break/> <text:s/>- shar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534" meta:character-count="3660" meta:non-whitespace-character-count="3157"/>
    <meta:generator>LibreOfficeDev/5.1.0.3$Linux_X86_64 LibreOffice_project/</meta:generator>
  </office:meta>
</office:document-meta>
</file>